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fb82" officeooo:paragraph-rsid="0013fb82"/>
    </style:style>
    <style:style style:name="P2" style:family="paragraph" style:parent-style-name="Standard">
      <style:text-properties style:text-underline-style="solid" style:text-underline-width="auto" style:text-underline-color="font-color" officeooo:rsid="001c721e" officeooo:paragraph-rsid="0014a155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2a0d4" officeooo:paragraph-rsid="0014a155" style:font-weight-asian="bold" style:font-weight-complex="bold"/>
    </style:style>
    <style:style style:name="P4" style:family="paragraph" style:parent-style-name="Standard">
      <style:text-properties officeooo:rsid="001c721e" officeooo:paragraph-rsid="0014a155"/>
    </style:style>
    <style:style style:name="P5" style:family="paragraph" style:parent-style-name="Standard">
      <style:text-properties fo:font-weight="bold" officeooo:rsid="001e4896" officeooo:paragraph-rsid="0014a155" style:font-weight-asian="bold" style:font-weight-complex="bold"/>
    </style:style>
    <style:style style:name="T1" style:family="text">
      <style:text-properties officeooo:rsid="0014a155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isés Antonio Pestano Castro</text:p>
      <text:p text:style-name="P1"/>
      <text:p text:style-name="P2">UT<text:span text:style-name="T1">3</text:span> – Examen práctico - Módulo DAD </text:p>
      <text:p text:style-name="P2"/>
      <text:p text:style-name="P2">Memoria</text:p>
      <text:p text:style-name="P2"/>
      <text:p text:style-name="P3"><text:span text:style-name="T2">Enlace GitHub: </text:span>https://github.com/MoisesAPC/proyectomapc/tree/ex<text:span text:style-name="T1">info</text:span></text:p>
      <text:p text:style-name="P4"/>
      <text:p text:style-name="P5">1. Como usuario <text:span text:style-name="T3">Administrador</text:span>, vemos el enlace a Gestión usuario, pero no como <text:span text:style-name="T3">User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09:46:39.596000000</meta:creation-date>
    <dc:date>2024-12-03T10:08:32.193000000</dc:date>
    <meta:editing-duration>PT21M52S</meta:editing-duration>
    <meta:editing-cycles>2</meta:editing-cycles>
    <meta:generator>LibreOffice/24.8.3.2$Windows_X86_64 LibreOffice_project/48a6bac9e7e268aeb4c3483fcf825c94556d9f92</meta:generator>
    <meta:document-statistic meta:table-count="0" meta:image-count="0" meta:object-count="0" meta:page-count="1" meta:paragraph-count="5" meta:word-count="28" meta:character-count="222" meta:non-whitespace-character-count="197"/>
  </office:meta>
</office:document-meta>
</file>